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5000000050C583B2B9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dash" draw:stroke-dash="Fine_20_Dashed" draw:marker-start="Arrow" draw:marker-start-width="0.3cm"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  <style:text-properties fo:font-size="18pt" style:font-size-asian="18pt" style:font-size-complex="18pt"/>
    </style:style>
    <style:style style:name="P3" style:family="paragraph">
      <style:paragraph-properties fo:margin-left="0cm" fo:margin-right="0cm" fo:text-align="center" fo:text-indent="0cm"/>
      <style:text-properties fo:font-size="15pt" style:font-size-asian="15pt" style:font-size-complex="15pt"/>
    </style:style>
    <style:style style:name="P4" style:family="paragraph">
      <style:paragraph-properties fo:margin-left="0cm" fo:margin-right="0cm" fo:text-indent="0cm"/>
    </style:style>
    <style:style style:name="P5" style:family="paragraph">
      <style:text-properties fo:font-size="15pt" style:font-size-asian="15pt" style:font-size-complex="15pt"/>
    </style:style>
    <style:style style:name="T1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text-style-name="P1" draw:id="id1" draw:layer="layout" svg:width="2.116cm" svg:height="2.116cm" svg:x="3.726cm" svg:y="5.653cm">
          <draw:image xlink:href="Pictures/100002010000005000000050C583B2B9.png" xlink:type="simple" xlink:show="embed" xlink:actuate="onLoad">
            <text:p text:style-name="P4"/>
          </draw:image>
        </draw:frame>
        <draw:custom-shape draw:style-name="gr2" draw:text-style-name="P2" draw:id="id2" draw:layer="layout" svg:width="7.237cm" svg:height="5.08cm" svg:x="8.368cm" svg:y="4.175cm">
          <text:p text:style-name="P4"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svg:x1="5.842cm" svg:y1="6.711cm" svg:x2="8.368cm" svg:y2="6.715cm" draw:start-shape="id1" draw:start-glue-point="1" draw:end-shape="id2" draw:end-glue-point="3">
          <text:p text:style-name="P4"/>
        </draw:connector>
        <draw:custom-shape draw:style-name="gr2" draw:text-style-name="P3" draw:id="id3" draw:layer="layout" svg:width="2.54cm" svg:height="1.905cm" svg:x="9.255cm" svg:y="8.62cm">
          <draw:glue-point draw:id="4" svg:x="3.001cm" svg:y="-2.5cm"/>
          <text:p text:style-name="P3"><text:span text:style-name="T1">VHDLLab</text:span></text:p>
          <text:p text:style-name="P3"><text:span text:style-name="T1">serv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5" draw:layer="layout" svg:width="2.305cm" svg:height="1.038cm" svg:x="3.633cm" svg:y="4.615cm">
          <draw:text-box>
            <text:p text:style-name="P4"><text:span text:style-name="T1">Internet</text:span></text:p>
          </draw:text-box>
        </draw:frame>
        <draw:connector draw:style-name="gr5" draw:text-style-name="P1" draw:layer="layout" draw:line-skew="0.753cm 3.04cm" svg:x1="8.368cm" svg:y1="6.715cm" svg:x2="10.525cm" svg:y2="8.62cm" draw:start-shape="id2" draw:start-glue-point="3" draw:end-shape="id3" draw:end-glue-point="0">
          <text:p text:style-name="P4"/>
        </draw:connector>
        <draw:frame draw:style-name="gr4" draw:text-style-name="P5" draw:layer="layout" svg:width="4.177cm" svg:height="1.038cm" svg:x="9.89cm" svg:y="4.81cm">
          <draw:text-box>
            <text:p text:style-name="P4"><text:span text:style-name="T1">Apache Tomca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hr" fo:country="HR" style:font-family-asian="DejaVuSans" style:font-family-generic-asian="system" style:font-pitch-asian="variable" style:font-size-asian="24pt" style:language-asian="zxx" style:country-asian="none" style:font-family-complex="Lucidasans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AR PL ShanHeiSun Uni'" style:font-family-generic-asian="system" style:font-pitch-asian="variable" style:font-size-asian="18pt" style:font-style-asian="normal" style:font-weight-asian="normal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Linux OpenOffice.org_project/680m5$Build-9221</meta:generator>
    <meta:initial-creator>Miro</meta:initial-creator>
    <meta:creation-date>2008-02-27T21:49:57</meta:creation-date>
    <dc:creator>Miro</dc:creator>
    <dc:date>2008-02-29T14:17:15</dc:date>
    <meta:editing-cycles>4</meta:editing-cycles>
    <meta:editing-duration>PT43M38S</meta:editing-duration>
    <meta:user-defined meta:name="Info 1"/>
    <meta:user-defined meta:name="Info 2"/>
    <meta:user-defined meta:name="Info 3"/>
    <meta:user-defined meta:name="Info 4"/>
    <meta:document-statistic meta:object-count="7"/>
  </office:meta>
</office:document-meta>
</file>